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06cm" svg:height="7.445cm" draw:transform="skewX (-0.000174532925199431) rotate (0.00994837673636768) translate (0.254cm 0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664cm" svg:height="0.848cm" svg:x="1.143cm" svg:y="4.065cm">
          <draw:text-box>
            <text:p text:style-name="P2"><text:span text:style-name="T1">All valid passwords of length </text:span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05:26:01.896306555</meta:creation-date>
    <dc:date>2018-02-04T05:32:07.828585925</dc:date>
    <meta:editing-duration>P0D</meta:editing-duration>
    <meta:editing-cycles>1</meta:editing-cycles>
    <meta:document-statistic meta:object-count="2"/>
    <meta:generator>LibreOffice/4.2.8.2$Linux_X86_64 LibreOffice_project/420m0$Build-2</meta:generator>
  </office:meta>
</office:document-meta>
</file>